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310" officeooo:paragraph-rsid="000f431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431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0f4310"/>
    </style:style>
    <style:style style:name="T7" style:family="text">
      <style:text-properties officeooo:rsid="0010a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EGIN Automatic_removal_of_persons_face_tool</text:p>
      <text:p text:style-name="Preformatted_20_Text"/>
      <text:p text:style-name="Preformatted_20_Text">DISPLAY("Enter the location of the image containg the face to search for: ")</text:p>
      <text:p text:style-name="Preformatted_20_Text">face_to_search_for_location &lt;- INPUT()</text:p>
      <text:p text:style-name="Preformatted_20_Text">DISPLAY("Enter the location of the images to search: ")</text:p>
      <text:p text:style-name="Preformatted_20_Text">images_to_search_location &lt;- INPUT()</text:p>
      <text:p text:style-name="Preformatted_20_Text">DISPLAY(“Do you want to blur faces that match or delete images containg matching faces (<text:span text:style-name="T7">TRUE</text:span>=blur, <text:span text:style-name="T7">FALSE</text:span>=delete)? “)</text:p>
      <text:p text:style-name="Preformatted_20_Text">blur &lt;- INPUT()</text:p>
      <text:p text:style-name="Preformatted_20_Text"/>
      <text:p text:style-name="Preformatted_20_Text">face_to_search_for = <text:span text:style-name="T1">face_recognition.load</text:span>(face_to_search_for_location)</text:p>
      <text:p text:style-name="Preformatted_20_Text">face_to_search_for_encoding = <text:span text:style-name="T1">face_recognition.face_encoding</text:span>(face_to_search_for)</text:p>
      <text:p text:style-name="Preformatted_20_Text"/>
      <text:p text:style-name="Preformatted_20_Text">arrImages_to_search = OS.LISTDIR()</text:p>
      <text:p text:style-name="Preformatted_20_Text">int n=0</text:p>
      <text:p text:style-name="Preformatted_20_Text"/>
      <text:p text:style-name="Preformatted_20_Text">WHILE n &lt;= LEN(arrImages_to_search)</text:p>
      <text:p text:style-name="Preformatted_20_Text"><text:s text:c="4"/>image = <text:span text:style-name="T1">face_recognition.load</text:span>(arrImages_to_search[n])</text:p>
      <text:p text:style-name="Preformatted_20_Text"><text:s text:c="4"/>image_encoding = <text:span text:style-name="T1">face_recognition.face_encoding</text:span>(image)</text:p>
      <text:p text:style-name="Preformatted_20_Text"><text:s text:c="4"/>results = <text:span text:style-name="T1">face_recognition.compare_faces</text:span>(face_to_search_for_encoding, image_encoding)</text:p>
      <text:p text:style-name="Preformatted_20_Text"><text:s text:c="4"/>IF results == TRUE THEN</text:p>
      <text:p text:style-name="Preformatted_20_Text"><text:s text:c="8"/>IF blur == <text:span text:style-name="T7">TURE</text:span> THEN</text:p>
      <text:p text:style-name="Preformatted_20_Text"><text:s text:c="12"/>face_location = <text:span text:style-name="T5">face_recongnition.face_location</text:span>(face_to_search_for_encoding)</text:p>
      <text:p text:style-name="Preformatted_20_Text"><text:s text:c="12"/><text:span text:style-name="T2">open_cv.blur</text:span>(face_location, <text:span text:style-name="T6">arrImages_to_search[n</text:span><text:span text:style-name="T7">], write=TRUE)</text:span></text:p>
      <text:p text:style-name="Preformatted_20_Text"><text:s text:c="8"/>ELSE</text:p>
      <text:p text:style-name="Preformatted_20_Text"><text:s text:c="12"/>OS.RM(arrImages_to_search[n])</text:p>
      <text:p text:style-name="Preformatted_20_Text"><text:s text:c="4"/>ELSE</text:p>
      <text:p text:style-name="Preformatted_20_Text"><text:s text:c="8"/>PASS</text:p>
      <text:p text:style-name="Preformatted_20_Text"><text:s text:c="4"/>ENDIF</text:p>
      <text:p text:style-name="Preformatted_20_Text"><text:s text:c="4"/>n = n + 1</text:p>
      <text:p text:style-name="Preformatted_20_Text">DISPLAY(“Finished”)</text:p>
      <text:p text:style-name="Preformatted_20_Text"><text:s text:c="4"/></text:p>
      <text:p text:style-name="P1">END Automatic_removal_of_persons_face_to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0:23:13.858716583</dc:date>
    <meta:editing-duration>PT14M48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1" meta:paragraph-count="28" meta:word-count="104" meta:character-count="1189" meta:non-whitespace-character-count="1020"/>
  </office:meta>
</office:document-meta>
</file>